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8"/>
          <table:table-cell office:value-type="string" calcext:value-type="string">
            <text:p>antismash 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rotein</text:p>
          </table:table-cell>
          <table:table-cell office:value-type="string" calcext:value-type="string">
            <text:p>BGC type</text:p>
          </table:table-cell>
          <table:table-cell office:value-type="string" calcext:value-type="string">
            <text:p>what it is</text:p>
          </table:table-cell>
        </table:table-row>
        <table:table-row table:style-name="ro1">
          <table:table-cell office:value-type="string" calcext:value-type="string">
            <text:p>SCO0190 <text:s/>Methyl <text:s text:c="3"/>180084 <text:s text:c="2"/>180824 <text:s text:c="16"/>NP <text:s text:c="17"/>0.578287 <text:s text:c="5"/>nrp <text:s text:c="7"/>0.532017</text:p>
          </table:table-cell>
          <table:table-cell table:number-columns-repeated="7"/>
          <table:table-cell office:value-type="string" calcext:value-type="string">
            <text:p>Methyltransferase</text:p>
          </table:table-cell>
          <table:table-cell office:value-type="string" calcext:value-type="string">
            <text:p>Terpene</text:p>
          </table:table-cell>
          <table:table-cell/>
        </table:table-row>
        <table:table-row table:style-name="ro1">
          <table:table-cell office:value-type="string" calcext:value-type="string">
            <text:p>SCO0392 <text:s/>Methyl <text:s text:c="3"/>413247 <text:s text:c="2"/>414497 <text:s text:c="12"/>non_NP <text:s text:c="17"/>0.454489 <text:s text:c="4"/>ripp <text:s text:c="7"/>0.434290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0408 <text:s/>Methyl <text:s text:c="3"/>428615 <text:s text:c="2"/>429403 <text:s text:c="12"/>non_NP <text:s text:c="17"/>0.480673 <text:s text:c="4"/>ripp <text:s text:c="7"/>0.394267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0594 <text:s/>Methyl <text:s text:c="3"/>635776 <text:s text:c="2"/>636516 <text:s text:c="12"/>non_NP <text:s text:c="17"/>0.499936 <text:s text:c="4"/>ripp <text:s text:c="7"/>0.360469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0648 <text:s/>Methyl <text:s text:c="3"/>690228 <text:s text:c="2"/>690923 <text:s text:c="12"/>non_NP <text:s text:c="17"/>0.494378 <text:s text:c="6"/>pk <text:s text:c="7"/>0.423526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0760 <text:s/>Methyl <text:s text:c="3"/>805135 <text:s text:c="2"/>805797 <text:s text:c="16"/>NP <text:s text:c="17"/>0.525770 <text:s text:c="4"/>ripp <text:s text:c="7"/>0.438968</text:p>
          </table:table-cell>
          <table:table-cell table:number-columns-repeated="7"/>
          <table:table-cell table:number-columns-repeated="2" office:value-type="string" calcext:value-type="string">
            <text:p>not annotated</text:p>
          </table:table-cell>
          <table:table-cell/>
        </table:table-row>
        <table:table-row table:style-name="ro1">
          <table:table-cell office:value-type="string" calcext:value-type="string">
            <text:p>SCO0835 <text:s/>Methyl <text:s text:c="3"/>883113 <text:s text:c="2"/>883760 <text:s text:c="12"/>non_NP <text:s text:c="17"/>0.388352 <text:s text:c="6"/>pk <text:s text:c="7"/>0.419075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0985 <text:s/>Methyl <text:s text:c="2"/>1038243 <text:s/>1040561 <text:s text:c="12"/>non_NP <text:s text:c="17"/>0.441839 <text:s text:c="4"/>ripp <text:s text:c="7"/>0.437798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0995 <text:s/>Methyl <text:s text:c="2"/>1050595 <text:s/>1051344 <text:s text:c="12"/>non_NP <text:s text:c="17"/>0.446439 <text:s text:c="4"/>ripp <text:s text:c="7"/>0.514643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1162 <text:s/>Methyl <text:s text:c="2"/>1222188 <text:s/>1222787 <text:s text:c="12"/>non_NP <text:s text:c="17"/>0.462774 <text:s text:c="4"/>ripp <text:s text:c="7"/>0.493864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1553 <text:s/>Methyl <text:s text:c="2"/>1661473 <text:s/>1662705 <text:s text:c="12"/>non_NP <text:s text:c="17"/>0.436330 <text:s text:c="4"/>ripp <text:s text:c="7"/>0.358236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1555 <text:s/>Methyl <text:s text:c="2"/>1666903 <text:s/>1668129 <text:s text:c="12"/>non_NP <text:s text:c="17"/>0.440580 <text:s text:c="4"/>ripp <text:s text:c="7"/>0.700235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style-name="ce1" office:value-type="string" calcext:value-type="string">
            <text:p>nochmal anschauen</text:p>
          </table:table-cell>
          <table:table-cell/>
        </table:table-row>
        <table:table-row table:style-name="ro1">
          <table:table-cell office:value-type="string" calcext:value-type="string">
            <text:p>SCO1853 <text:s/>Methyl <text:s text:c="2"/>1986075 <text:s/>1986806 <text:s text:c="16"/>NP <text:s text:c="17"/>0.523909 <text:s text:c="4"/>ripp <text:s text:c="7"/>0.364004</text:p>
          </table:table-cell>
          <table:table-cell table:number-columns-repeated="7"/>
          <table:table-cell table:number-columns-repeated="2" office:value-type="string" calcext:value-type="string">
            <text:p>not annotated</text:p>
          </table:table-cell>
          <table:table-cell office:value-type="string" calcext:value-type="string">
            <text:p>Methyltransferase</text:p>
          </table:table-cell>
        </table:table-row>
        <table:table-row table:style-name="ro2">
          <table:table-cell office:value-type="string" calcext:value-type="string">
            <text:p>SCO1855 <text:s/>Methyl <text:s text:c="2"/>1987618 <text:s/>1988463 <text:s text:c="12"/>non_NP <text:s text:c="17"/>0.476507 <text:s text:c="6"/>pk <text:s text:c="7"/>0.432838</text:p>
          </table:table-cell>
          <table:table-cell table:number-columns-repeated="7"/>
          <table:table-cell table:number-columns-repeated="2" office:value-type="string" calcext:value-type="string">
            <text:p>not annotated</text:p>
          </table:table-cell>
          <table:table-cell office:value-type="string" calcext:value-type="string">
            <text:p>﻿precorrin-4 C11-methyltransferase CDS</text:p>
          </table:table-cell>
        </table:table-row>
        <table:table-row table:style-name="ro1">
          <table:table-cell office:value-type="string" calcext:value-type="string">
            <text:p>SCO1856 <text:s/>Methyl <text:s text:c="2"/>1988469 <text:s/>1989701 <text:s text:c="12"/>non_NP <text:s text:c="17"/>0.426724 <text:s text:c="4"/>ripp <text:s text:c="7"/>0.458001</text:p>
          </table:table-cell>
          <table:table-cell table:number-columns-repeated="7"/>
          <table:table-cell table:number-columns-repeated="2" office:value-type="string" calcext:value-type="string">
            <text:p>not annotated</text:p>
          </table:table-cell>
          <table:table-cell/>
        </table:table-row>
        <table:table-row table:style-name="ro1">
          <table:table-cell office:value-type="string" calcext:value-type="string">
            <text:p>SCO1969 <text:s/>Methyl <text:s text:c="2"/>2109316 <text:s/>2109870 <text:s text:c="12"/>non_NP <text:s text:c="17"/>0.421332 <text:s text:c="4"/>ripp <text:s text:c="7"/>0.450537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2092 <text:s/>Methyl <text:s text:c="2"/>2247685 <text:s/>2248617 <text:s text:c="12"/>non_NP <text:s text:c="17"/>0.457799 <text:s text:c="4"/>ripp <text:s text:c="7"/>0.415477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2098 <text:s/>Methyl <text:s text:c="2"/>2255534 <text:s/>2256349 <text:s text:c="12"/>non_NP <text:s text:c="17"/>0.439842 <text:s text:c="4"/>ripp <text:s text:c="7"/>0.453561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2170 <text:s/>Methyl <text:s text:c="2"/>2333833 <text:s/>2334534 <text:s text:c="12"/>non_NP <text:s text:c="17"/>0.439725 <text:s text:c="4"/>ripp <text:s text:c="7"/>0.593912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2256 <text:s/>Methyl <text:s text:c="2"/>2423298 <text:s/>2424173 <text:s text:c="12"/>non_NP <text:s text:c="17"/>0.425517 <text:s text:c="4"/>ripp <text:s text:c="7"/>0.482899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2317 <text:s/>Methyl <text:s text:c="2"/>2487830 <text:s/>2488564 <text:s text:c="12"/>non_NP <text:s text:c="17"/>0.449000 <text:s text:c="4"/>ripp <text:s text:c="7"/>0.484553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2338 <text:s/>Methyl <text:s text:c="2"/>2508881 <text:s/>2509552 <text:s text:c="12"/>non_NP <text:s text:c="17"/>0.498122 <text:s text:c="4"/>ripp <text:s text:c="7"/>0.383391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2552 <text:s/>Methyl <text:s text:c="2"/>2751941 <text:s/>2752690 <text:s text:c="12"/>non_NP <text:s text:c="17"/>0.493998 <text:s text:c="6"/>pk <text:s text:c="7"/>0.356291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2670 <text:s/>Methyl <text:s text:c="2"/>2906677 <text:s/>2907651 <text:s text:c="12"/>non_NP <text:s text:c="17"/>0.445525 <text:s text:c="4"/>ripp <text:s text:c="7"/>0.395644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2814 <text:s/>Methyl <text:s text:c="2"/>3072689 <text:s/>3073546 <text:s text:c="12"/>non_NP <text:s text:c="17"/>0.448717 <text:s text:c="4"/>ripp <text:s text:c="7"/>0.535978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3132 <text:s/>Methyl <text:s text:c="2"/>3433453 <text:s/>3434364 <text:s text:c="12"/>non_NP <text:s text:c="17"/>0.477373 <text:s text:c="4"/>ripp <text:s text:c="7"/>0.519488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3317 <text:s/>Methyl <text:s text:c="2"/>3668023 <text:s/>3669720 <text:s text:c="12"/>non_NP <text:s text:c="17"/>0.490796 <text:s text:c="4"/>ripp <text:s text:c="7"/>0.406128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3452 <text:s/>Methyl <text:s text:c="2"/>3811766 <text:s/>3812845 <text:s text:c="12"/>non_NP <text:s text:c="17"/>0.446519 <text:s text:c="4"/>ripp <text:s text:c="7"/>0.540209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3885 <text:s/>Methyl <text:s text:c="2"/>4275980 <text:s/>4276699 <text:s text:c="12"/>non_NP <text:s text:c="17"/>0.468691 <text:s text:c="4"/>ripp <text:s text:c="7"/>0.547289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4111 <text:s/>Methyl <text:s text:c="2"/>4510885 <text:s/>4511700 <text:s text:c="12"/>non_NP <text:s text:c="17"/>0.438811 <text:s text:c="4"/>ripp <text:s text:c="7"/>0.557675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4236 <text:s/>Methyl <text:s text:c="2"/>4640855 <text:s/>4641799 <text:s text:c="12"/>non_NP <text:s text:c="17"/>0.455868 <text:s text:c="4"/>ripp <text:s text:c="7"/>0.474507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4504 <text:s/>Methyl <text:s text:c="2"/>4924984 <text:s/>4925628 <text:s text:c="12"/>non_NP <text:s text:c="17"/>0.482529 <text:s text:c="4"/>ripp <text:s text:c="7"/>0.442974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4556 <text:s/>Methyl <text:s text:c="2"/>4974767 <text:s/>4975462 <text:s text:c="12"/>non_NP <text:s text:c="17"/>0.436617 <text:s text:c="4"/>ripp <text:s text:c="7"/>0.367487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4837 <text:s/>Methyl <text:s text:c="2"/>5269286 <text:s/>5270731 <text:s text:c="12"/>non_NP <text:s text:c="17"/>0.435452 <text:s text:c="4"/>ripp <text:s text:c="7"/>0.439003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5094 <text:s/>Methyl <text:s text:c="2"/>5535661 <text:s/>5536287 <text:s text:c="12"/>non_NP <text:s text:c="17"/>0.482999 <text:s text:c="4"/>ripp <text:s text:c="7"/>0.367991</text:p>
          </table:table-cell>
          <table:table-cell table:number-columns-repeated="7"/>
          <table:table-cell office:value-type="string" calcext:value-type="string">
            <text:p>Methyltransferase</text:p>
          </table:table-cell>
          <table:table-cell office:value-type="string" calcext:value-type="string">
            <text:p>t2PKS</text:p>
          </table:table-cell>
          <table:table-cell/>
        </table:table-row>
        <table:table-row table:style-name="ro1">
          <table:table-cell office:value-type="string" calcext:value-type="string">
            <text:p>SCO5146 <text:s/>Methyl <text:s text:c="2"/>5592745 <text:s/>5593269 <text:s text:c="12"/>non_NP <text:s text:c="17"/>0.497087 <text:s text:c="4"/>ripp <text:s text:c="7"/>0.564580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5257 <text:s/>Methyl <text:s text:c="2"/>5715872 <text:s/>5716681 <text:s text:c="12"/>non_NP <text:s text:c="17"/>0.391177 <text:s text:c="6"/>pk <text:s text:c="7"/>0.411152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5364 <text:s/>Methyl <text:s text:c="2"/>5833806 <text:s/>5835062 <text:s text:c="12"/>non_NP <text:s text:c="17"/>0.469738 <text:s text:c="4"/>ripp <text:s text:c="7"/>0.509937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5470 <text:s/>Methyl <text:s text:c="2"/>5955947 <text:s/>5957209 <text:s text:c="12"/>non_NP <text:s text:c="17"/>0.492216 <text:s text:c="4"/>ripp <text:s text:c="7"/>0.530066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5472 <text:s/>Methyl <text:s text:c="2"/>5957728 <text:s/>5958846 <text:s text:c="12"/>non_NP <text:s text:c="17"/>0.474473 <text:s text:c="4"/>ripp <text:s text:c="7"/>0.526446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5594 <text:s/>Methyl <text:s text:c="2"/>6098530 <text:s/>6099363 <text:s text:c="16"/>NP <text:s text:c="17"/>0.506173 <text:s text:c="4"/>ripp <text:s text:c="7"/>0.459495</text:p>
          </table:table-cell>
          <table:table-cell table:number-columns-repeated="7"/>
          <table:table-cell table:number-columns-repeated="2" office:value-type="string" calcext:value-type="string">
            <text:p>not annotated</text:p>
          </table:table-cell>
          <table:table-cell/>
        </table:table-row>
        <table:table-row table:style-name="ro1">
          <table:table-cell office:value-type="string" calcext:value-type="string">
            <text:p>SCO5645 <text:s/>Methyl <text:s text:c="2"/>6143019 <text:s/>6144125 <text:s text:c="12"/>non_NP <text:s text:c="17"/>0.440900 <text:s text:c="6"/>pk <text:s text:c="7"/>0.377385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5895 <text:s/>Methyl <text:s text:c="2"/>6458306 <text:s/>6459394 <text:s text:c="16"/>NP <text:s text:c="17"/>0.520056 <text:s text:c="4"/>ripp <text:s text:c="7"/>0.368652</text:p>
          </table:table-cell>
          <table:table-cell table:number-columns-repeated="7"/>
          <table:table-cell office:value-type="string" calcext:value-type="string">
            <text:p>methyltransferase</text:p>
          </table:table-cell>
          <table:table-cell office:value-type="string" calcext:value-type="string">
            <text:p>PK/NRP</text:p>
          </table:table-cell>
          <table:table-cell/>
        </table:table-row>
        <table:table-row table:style-name="ro1">
          <table:table-cell office:value-type="string" calcext:value-type="string">
            <text:p>SCO5901 <text:s/>Methyl <text:s text:c="2"/>6467755 <text:s/>6469131 <text:s text:c="12"/>non_NP <text:s text:c="17"/>0.473025 <text:s text:c="4"/>ripp <text:s text:c="7"/>0.388083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5972 <text:s/>Methyl <text:s text:c="2"/>6543305 <text:s/>6544900 <text:s text:c="12"/>non_NP <text:s text:c="17"/>0.409986 <text:s text:c="4"/>ripp <text:s text:c="7"/>0.387209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6089 <text:s/>Methyl <text:s text:c="2"/>6687926 <text:s/>6688708 <text:s text:c="12"/>non_NP <text:s text:c="17"/>0.493167 <text:s text:c="4"/>ripp <text:s text:c="7"/>0.441589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6137 <text:s/>Methyl <text:s text:c="2"/>6738552 <text:s/>6739466 <text:s text:c="16"/>NP <text:s text:c="17"/>0.539354 <text:s text:c="4"/>ripp <text:s text:c="7"/>0.372676</text:p>
          </table:table-cell>
          <table:table-cell table:number-columns-repeated="7"/>
          <table:table-cell table:number-columns-repeated="2" office:value-type="string" calcext:value-type="string">
            <text:p>not annotated</text:p>
          </table:table-cell>
          <table:table-cell office:value-type="string" calcext:value-type="string">
            <text:p>Methyltransferase</text:p>
          </table:table-cell>
        </table:table-row>
        <table:table-row table:style-name="ro1">
          <table:table-cell office:value-type="string" calcext:value-type="string">
            <text:p>SCO6151 <text:s/>Methyl <text:s text:c="2"/>6752734 <text:s/>6753294 <text:s text:c="16"/>NP <text:s text:c="17"/>0.502463 <text:s text:c="4"/>ripp <text:s text:c="7"/>0.395949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/>
          <table:table-cell office:value-type="string" calcext:value-type="string">
            <text:p>Methyltransferase</text:p>
          </table:table-cell>
        </table:table-row>
        <table:table-row table:style-name="ro1">
          <table:table-cell office:value-type="string" calcext:value-type="string">
            <text:p>SCO6462 <text:s/>Methyl <text:s text:c="2"/>7151007 <text:s/>7151501 <text:s text:c="12"/>non_NP <text:s text:c="17"/>0.443824 <text:s text:c="6"/>pk <text:s text:c="7"/>0.337650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6928 <text:s/>Methyl <text:s text:c="2"/>7692907 <text:s/>7694997 <text:s text:c="12"/>non_NP <text:s text:c="17"/>0.450663 <text:s text:c="4"/>ripp <text:s text:c="7"/>0.393907</text:p>
          </table:table-cell>
          <table:table-cell table:number-columns-repeated="7"/>
          <table:table-cell office:value-type="string" calcext:value-type="string">
            <text:p>O-Methyltransferase</text:p>
          </table:table-cell>
          <table:table-cell office:value-type="string" calcext:value-type="string">
            <text:p>Lanthipeptide-class-i</text:p>
          </table:table-cell>
          <table:table-cell office:value-type="string" calcext:value-type="string">
            <text:p>Methyltransferase</text:p>
          </table:table-cell>
        </table:table-row>
        <table:table-row table:style-name="ro1">
          <table:table-cell office:value-type="string" calcext:value-type="string">
            <text:p>SCO7055 <text:s/>Methyl <text:s text:c="2"/>7844776 <text:s/>7845501 <text:s text:c="12"/>non_NP <text:s text:c="17"/>0.446687 <text:s text:c="4"/>ripp <text:s text:c="7"/>0.395301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7452 <text:s/>Methyl <text:s text:c="2"/>8267283 <text:s/>8268311 <text:s text:c="12"/>non_NP <text:s text:c="17"/>0.472310 <text:s text:c="4"/>ripp <text:s text:c="7"/>0.475794</text:p>
          </table:table-cell>
          <table:table-cell table:number-columns-repeated="7"/>
          <table:table-cell office:value-type="string" calcext:value-type="string">
            <text:p>not anno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7701 <text:s/>Methyl <text:s text:c="2"/>8538368 <text:s/>8539246 <text:s text:c="12"/>non_NP <text:s text:c="17"/>0.459134 <text:s text:c="5"/>nrp <text:s text:c="7"/>0.367348</text:p>
          </table:table-cell>
          <table:table-cell table:number-columns-repeated="7"/>
          <table:table-cell office:value-type="string" calcext:value-type="string">
            <text:p>methyltransferase</text:p>
          </table:table-cell>
          <table:table-cell office:value-type="string" calcext:value-type="string">
            <text:p>not annotated</text:p>
          </table:table-cell>
          <table:table-cell office:value-type="string" calcext:value-type="string">
            <text:p>nrp metallophore, terpe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3:35:29.913881447</meta:creation-date>
    <dc:date>2023-04-03T14:41:53.218735630</dc:date>
    <meta:editing-duration>PT4M12S</meta:editing-duration>
    <meta:editing-cycles>1</meta:editing-cycles>
    <meta:document-statistic meta:table-count="1" meta:cell-count="128" meta:object-count="0"/>
    <meta:generator>LibreOffice/7.3.6.2$Linux_X86_64 LibreOffice_project/30$Build-2</meta:generator>
  </office:meta>
</office:document-meta>
</file>